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9.3306in" table:align="margins" fo:background-color="transparent" style:writing-mode="lr-tb">
        <style:background-image/>
      </style:table-properties>
    </style:style>
    <style:style style:name="Table1.A" style:family="table-column">
      <style:table-column-properties style:column-width="0.516in" style:rel-column-width="3624*"/>
    </style:style>
    <style:style style:name="Table1.B" style:family="table-column">
      <style:table-column-properties style:column-width="0.8556in" style:rel-column-width="6009*"/>
    </style:style>
    <style:style style:name="Table1.C" style:family="table-column">
      <style:table-column-properties style:column-width="0.9104in" style:rel-column-width="6394*"/>
    </style:style>
    <style:style style:name="Table1.D" style:family="table-column">
      <style:table-column-properties style:column-width="1.2389in" style:rel-column-width="8701*"/>
    </style:style>
    <style:style style:name="Table1.E" style:family="table-column">
      <style:table-column-properties style:column-width="0.9785in" style:rel-column-width="6872*"/>
    </style:style>
    <style:style style:name="Table1.F" style:family="table-column">
      <style:table-column-properties style:column-width="1.6299in" style:rel-column-width="11447*"/>
    </style:style>
    <style:style style:name="Table1.G" style:family="table-column">
      <style:table-column-properties style:column-width="1.5in" style:rel-column-width="10535*"/>
    </style:style>
    <style:style style:name="Table1.H" style:family="table-column">
      <style:table-column-properties style:column-width="1.7021in" style:rel-column-width="11953*"/>
    </style:style>
    <style:style style:name="Table1.1" style:family="table-row">
      <style:table-row-properties fo:background-color="transparent">
        <style:background-image/>
      </style:table-row-properties>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Table1.4" style:family="table-row">
      <style:table-row-properties style:min-row-height="1.059in" fo:background-color="transparent">
        <style:background-image/>
      </style:table-row-properties>
    </style:style>
    <style:style style:name="Table1.5" style:family="table-row">
      <style:table-row-properties style:min-row-height="2.9486in" fo:background-color="transparent">
        <style:background-image/>
      </style:table-row-properties>
    </style:style>
    <style:style style:name="P1" style:family="paragraph" style:parent-style-name="Standard">
      <style:paragraph-properties fo:line-height="115%"/>
      <style:text-properties officeooo:paragraph-rsid="00056a44"/>
    </style:style>
    <style:style style:name="P2" style:family="paragraph" style:parent-style-name="Standard">
      <style:text-properties officeooo:paragraph-rsid="00056a44"/>
    </style:style>
    <style:style style:name="P3" style:family="paragraph" style:parent-style-name="Standard" style:master-page-name="Standard">
      <loext:graphic-properties draw:fill-gradient-name="gradient" draw:fill-hatch-name="hatch"/>
      <style:paragraph-properties style:page-number="21"/>
      <style:text-properties officeooo:paragraph-rsid="00056a44"/>
    </style:style>
    <style:style style:name="P4" style:family="paragraph" style:parent-style-name="Standard">
      <style:paragraph-properties fo:line-height="115%" fo:text-align="center" style:justify-single-word="false"/>
      <style:text-properties style:font-name="Times New Roman" officeooo:paragraph-rsid="00056a44"/>
    </style:style>
    <style:style style:name="P5" style:family="paragraph" style:parent-style-name="Standard">
      <style:paragraph-properties fo:line-height="115%"/>
      <style:text-properties style:font-name="Times New Roman" officeooo:paragraph-rsid="00056a44"/>
    </style:style>
    <style:style style:name="P6" style:family="paragraph" style:parent-style-name="Tabel">
      <style:paragraph-properties fo:keep-with-next="always"/>
      <style:text-properties style:font-name="Times New Roman" fo:font-style="normal" style:font-style-asian="normal" style:font-style-complex="normal"/>
    </style:style>
    <style:style style:name="T1" style:family="text">
      <style:text-properties style:use-window-font-color="true" loext:opacity="0%" style:font-name="Times New Roman" style:text-underline-style="none"/>
    </style:style>
    <style:style style:name="T2" style:family="text">
      <style:text-properties style:use-window-font-color="true" loext:opacity="0%" style:font-name="Times New Roman" fo:font-style="normal" style:text-underline-style="none" style:font-style-asian="normal" style:font-style-complex="normal"/>
    </style:style>
    <style:style style:name="T3" style:family="text">
      <style:text-properties style:use-window-font-color="true" loext:opacity="0%" style:text-underline-style="none"/>
    </style:style>
    <style:style style:name="T4" style:family="text">
      <style:text-properties style:use-window-font-color="true" loext:opacity="0%" style:font-name="Times New Roman" style:text-underline-style="none"/>
    </style:style>
    <style:style style:name="T5" style:family="text">
      <style:text-properties style:use-window-font-color="true" loext:opacity="0%" style:font-name="Times New Roman" fo:font-style="normal" style:text-underline-style="none" style:font-style-asian="normal" style:font-style-complex="normal"/>
    </style:style>
    <style:style style:name="T6" style:family="text">
      <style:text-properties style:use-window-font-color="true" loext:opacity="0%" fo:font-style="normal" style:text-underline-style="none" style:font-style-asian="normal" style:font-style-complex="normal"/>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officeooo:rsid="00056a44"/>
    </style:style>
    <style:style style:name="T12" style:family="text">
      <style:text-properties officeooo:rsid="0007b8f6"/>
    </style:style>
    <style:style style:name="T13" style:family="text">
      <style:text-properties fo:font-weight="bold" style:font-weight-asian="bold" style:font-weight-complex="bold"/>
    </style:style>
    <style:style style:name="T14" style:family="text">
      <style:text-properties fo:font-weight="bold" officeooo:rsid="0007b8f6" style:font-weight-asian="bold" style:font-weight-complex="bold"/>
    </style:style>
    <style:style style:name="T15" style:family="text">
      <style:text-properties style:font-name="Times New Roman"/>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style="normal" style:font-style-asian="normal" style:font-style-complex="normal"/>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3"/>
      <text:p text:style-name="P6"><text:span text:style-name="T13">Tabel </text:span><text:span text:style-name="T14">2.4</text:span> Tinjauan Pustak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No</text:p>
          </table:table-cell>
          <table:table-cell table:style-name="Table1.A1" office:value-type="string">
            <text:p text:style-name="P4">Tahun</text:p>
          </table:table-cell>
          <table:table-cell table:style-name="Table1.A1" office:value-type="string">
            <text:p text:style-name="P4">Sumber</text:p>
          </table:table-cell>
          <table:table-cell table:style-name="Table1.A1" office:value-type="string">
            <text:p text:style-name="P4">Judul</text:p>
          </table:table-cell>
          <table:table-cell table:style-name="Table1.A1" office:value-type="string">
            <text:p text:style-name="P4">Nama Penulis</text:p>
          </table:table-cell>
          <table:table-cell table:style-name="Table1.A1" office:value-type="string">
            <text:p text:style-name="P4">Masalah yang diangkat</text:p>
          </table:table-cell>
          <table:table-cell table:style-name="Table1.A1" office:value-type="string">
            <text:p text:style-name="P4">Metode yang digunakan</text:p>
          </table:table-cell>
          <table:table-cell table:style-name="Table1.H1" office:value-type="string">
            <text:p text:style-name="P4">Hasil Penelitian</text:p>
          </table:table-cell>
        </table:table-row>
        <table:table-row table:style-name="Table1.1">
          <table:table-cell table:style-name="Table1.A2" office:value-type="string">
            <text:p text:style-name="P4">1</text:p>
          </table:table-cell>
          <table:table-cell table:style-name="Table1.A2" office:value-type="string">
            <text:p text:style-name="P5">2019</text:p>
          </table:table-cell>
          <table:table-cell table:style-name="Table1.A2" office:value-type="string">
            <text:p text:style-name="P1"><text:a xlink:type="simple" xlink:href="https://jurnal.lppm-stmikhandayani.ac.id/index.php/jti/issue/view/12" text:style-name="Internet_20_link" text:visited-style-name="Visited_20_Internet_20_Link"><text:span text:style-name="T1">Vol 10 No 3 (2019): Volume 10 Nomor 3, Desember 2019 Jurnal IT </text:span></text:a></text:p>
          </table:table-cell>
          <table:table-cell table:style-name="Table1.A2" office:value-type="string">
            <text:p text:style-name="P5">Sistem Infomasi Pelayanan Aduan Persampahan dan Lingkungan Hidup Kabupaten Bulukumba Berbasis Android</text:p>
            <text:p text:style-name="P5"/>
          </table:table-cell>
          <table:table-cell table:style-name="Table1.A2" office:value-type="string">
            <text:p text:style-name="P1"><text:span text:style-name="Strong_20_Emphasis"><text:span text:style-name="T8">M. Adnan Nur, Nurilmiyanti Wardhani, Muhammad Ardi Nur</text:span></text:span></text:p>
          </table:table-cell>
          <table:table-cell table:style-name="Table1.A2" office:value-type="string">
            <text:p text:style-name="P5">Bagaimana Pelayanan yang terkait persampahan dan <text:s/>lingkungan hidup yang belum berjalan secara optimal karena terkendala mekanisme pelaksanaan pelayanan. Media pelayanan yang digunakan saat ini belum efektif sehingga memperlambat jalannya penyampaian aduan oleh masyarakat dan tindaklanjut oleh petugas.</text:p>
          </table:table-cell>
          <table:table-cell table:style-name="Table1.A2" office:value-type="string">
            <text:p text:style-name="P1"><text:span text:style-name="T7">Metode pengembangan perangkat lunak </text:span><text:span text:style-name="Emphasis"><text:span text:style-name="T7">Rapid Aplication Development </text:span></text:span><text:span text:style-name="T7">(RAD) dengan pemodelan data </text:span><text:span text:style-name="Emphasis"><text:span text:style-name="T7">Entity Relationship Diagram</text:span></text:span><text:span text:style-name="T7"> (ERD) dan pemodelan proses </text:span><text:span text:style-name="Emphasis"><text:span text:style-name="T7">Unified Modeling Language</text:span></text:span><text:span text:style-name="T7"> (UML).</text:span></text:p>
          </table:table-cell>
          <table:table-cell table:style-name="Table1.H2" office:value-type="string">
            <text:p text:style-name="P1"><text:span text:style-name="T7">Sistem Informasi Pelayanan Aduan Berbasis </text:span><text:span text:style-name="Emphasis"><text:span text:style-name="T7">Android</text:span></text:span><text:span text:style-name="T7"> dimana masyarakat dapat menyampaikan dan memonitoring aduan melalui sistem dan pegawai yang bertugas saat itu juga dapat mengetahui aduan yang masuk pada sistem dan segera menindaklanjutinya.</text:span></text:p>
            <text:p text:style-name="P5"/>
            <text:p text:style-name="P5"/>
            <text:p text:style-name="P5"/>
            <text:p text:style-name="P5"/>
            <text:p text:style-name="P5"/>
          </table:table-cell>
        </table:table-row>
        <text:soft-page-break/>
        <table:table-row table:style-name="Table1.1">
          <table:table-cell table:style-name="Table1.A2" office:value-type="string">
            <text:p text:style-name="P4">2</text:p>
          </table:table-cell>
          <table:table-cell table:style-name="Table1.A2" office:value-type="string">
            <text:p text:style-name="P5">2021</text:p>
          </table:table-cell>
          <table:table-cell table:style-name="Table1.A2" office:value-type="string">
            <text:p text:style-name="P1"><text:a xlink:type="simple" xlink:href="https://journals.upi-yai.ac.id/index.php/ikraith-informatika/issue/view/66" text:style-name="Internet_20_link" text:visited-style-name="Visited_20_Internet_20_Link">Vol 5 No 2 (2021): </text:a><text:a xlink:type="simple" xlink:href="https://journals.upi-yai.ac.id/index.php/ikraith-informatika/issue/view/66" text:style-name="Internet_20_link" text:visited-style-name="Visited_20_Internet_20_Link">IKRAITH-INFORMATIKA Vol 5 No 2 </text:a><text:a xlink:type="simple" xlink:href="https://journals.upi-yai.ac.id/index.php/ikraith-informatika/issue/view/66" text:style-name="Internet_20_link" text:visited-style-name="Visited_20_Internet_20_Link"><text:span text:style-name="T1">Bulan Juli 2021 </text:span></text:a></text:p>
          </table:table-cell>
          <table:table-cell table:style-name="Table1.A2" office:value-type="string">
            <text:p text:style-name="P5"><text:bookmark-start text:name="__RefHeading___Toc6870_1254167547"/>Rancang Bangun Sistem Informasi Aspirasi Mahasiswa Berbasis Web Dengan Framework Laravel (Studi Kasus : BPM Fakultas Teknik Universitas Majalengka)<text:bookmark-end text:name="__RefHeading___Toc6870_1254167547"/></text:p>
          </table:table-cell>
          <table:table-cell table:style-name="Table1.A2" office:value-type="string">
            <text:p text:style-name="P5">Moch. Mahfudin Nawawi M, Suhendri</text:p>
          </table:table-cell>
          <table:table-cell table:style-name="Table1.A2" office:value-type="string">
            <text:p text:style-name="P5">Bagaimana Untuk </text:p>
            <text:p text:style-name="P5">mewujudkannya, maka</text:p>
            <text:p text:style-name="P5">diperlukan</text:p>
            <text:p text:style-name="P5">wadah bagi mahasiswa untuk menyalurkan aspirasi dan </text:p>
            <text:p text:style-name="P5">masukannya supaya mudah dalam proses pengolahan data</text:p>
            <text:p text:style-name="P5">.</text:p>
            <text:p text:style-name="P5"/>
          </table:table-cell>
          <table:table-cell table:style-name="Table1.A2" office:value-type="string">
            <text:p text:style-name="P5">metode ini adalah RUP (<text:span text:style-name="T10">Rational Unified Process</text:span>) <text:s/>pendekatan pengembanganyang dilakukan berulang-ulang <text:s/>(iterative), fokus pada arsitektur (architecturecentric), lebih diarahkan berdasarkan penggunaan kasus (<text:span text:style-name="T10">use case driven</text:span>)</text:p>
          </table:table-cell>
          <table:table-cell table:style-name="Table1.H2" office:value-type="string">
            <text:p text:style-name="P5">Pembuatan aplikasi dalam pengembangan aplikasinya menggunakan bahasa PHP dengan framework laravel.</text:p>
          </table:table-cell>
        </table:table-row>
        <table:table-row table:style-name="Table1.4">
          <table:table-cell table:style-name="Table1.A2" office:value-type="string">
            <text:p text:style-name="P4">3</text:p>
          </table:table-cell>
          <table:table-cell table:style-name="Table1.A2" office:value-type="string">
            <text:p text:style-name="P5">2019</text:p>
          </table:table-cell>
          <table:table-cell table:style-name="Table1.A2" office:value-type="string">
            <text:p text:style-name="P5">Volume 1, Issue 5, September 2019;P-ISSN: 2655-7541</text:p>
          </table:table-cell>
          <table:table-cell table:style-name="Table1.A2" office:value-type="string">
            <text:p text:style-name="P1"><text:bookmark text:name="page3R_mcid0"/><text:span text:style-name="Emphasis"><text:span text:style-name="T9">Analisa Dan Perancangan Sistem Pengaduan Mahasiswa Berbasis Web (Studi Kasus: Universitas Mercu Buana Kranggan)</text:span></text:span></text:p>
            <text:p text:style-name="P1"><text:span text:style-name="Emphasis"><text:span text:style-name="T9"/></text:span></text:p>
          </table:table-cell>
          <table:table-cell table:style-name="Table1.A2" office:value-type="string">
            <text:p text:style-name="P1"><text:bookmark text:name="page3R_mcid2"/><text:span text:style-name="Emphasis"><text:span text:style-name="T9">Melati Naomi</text:span></text:span><text:bookmark text:name="page3R_mcid3"/><text:span text:style-name="Emphasis"><text:span text:style-name="T9"> Handrie Noprisson</text:span></text:span></text:p>
          </table:table-cell>
          <table:table-cell table:style-name="Table1.A2" office:value-type="string">
            <text:p text:style-name="P5">Bagaimana mengembangkan <text:bookmark text:name="page3R_mcid113"/>embuat suatu rancangan sistem berbasis web yang dapat membantu mahasiswa yang ingin membuat pengaduan.</text:p>
          </table:table-cell>
          <table:table-cell table:style-name="Table1.A2" office:value-type="string">
            <text:p text:style-name="P5"><text:bookmark text:name="page10R_mcid4"/>Metode yang digunakan adalah <text:bookmark text:name="page3R_mcid112"/>PIECES untuk menganalisa penilaian elemen analisis dan metode perancangan Unified Modeling Language (UML).</text:p>
          </table:table-cell>
          <table:table-cell table:style-name="Table1.H2" office:value-type="string">
            <text:p text:style-name="P5"><text:bookmark text:name="page3R_mcid111"/>hasil penilitian berupa rancangan sistem berbasis web yang memudahkan mahasiswa dalam membuat pengaduan dan melihat sudah sejauh mana pengaduannya di proses oleh pihak kampus.</text:p>
            <text:p text:style-name="P5"/>
          </table:table-cell>
        </table:table-row>
        <text:soft-page-break/>
        <table:table-row table:style-name="Table1.5">
          <table:table-cell table:style-name="Table1.A2" office:value-type="string">
            <text:p text:style-name="P4">4</text:p>
          </table:table-cell>
          <table:table-cell table:style-name="Table1.A2" office:value-type="string">
            <text:p text:style-name="P5">2021</text:p>
          </table:table-cell>
          <table:table-cell table:style-name="Table1.A2" office:value-type="string">
            <text:p text:style-name="P5">Jurnal SISFOKOM, Volume 08, Nomor 01, Maret 2019</text:p>
          </table:table-cell>
          <table:table-cell table:style-name="Table1.A2" office:value-type="string">
            <text:p text:style-name="P5">Sistem Pengaduan Layanan Akademik Menggunakan <text:span text:style-name="T10">Responsive Web Design</text:span></text:p>
          </table:table-cell>
          <table:table-cell table:style-name="Table1.A2" office:value-type="string">
            <text:p text:style-name="P5">Yayuk Ike Melani</text:p>
          </table:table-cell>
          <table:table-cell table:style-name="Table1.A2" office:value-type="string">
            <text:p text:style-name="P5">Bagaimana <text:span text:style-name="T11">p</text:span>erancang sebuah sistem pengaduan layanan akademik yang ditujukan kepada mahasiswa untuk mempermudah mahasiswa dalam menyampaikan keluhannya terhadap layanan akademik setiap saat tanpa harus menunggu satu bulan.</text:p>
          </table:table-cell>
          <table:table-cell table:style-name="Table1.A2" office:value-type="string">
            <text:p text:style-name="P5">Beberapa metode pengembangan <text:bookmark text:name="page32R_mcid52"/>dalam penelitian ini metode waterfall sedangkan desain dari sistem menggunakan <text:span text:style-name="T10">responsive web desain</text:span> yang dapat dibuka melalui komputer desktop atau handphone.</text:p>
          </table:table-cell>
          <table:table-cell table:style-name="Table1.H2" office:value-type="string">
            <text:p text:style-name="P5">Hasil penelitian ini adalah <text:span text:style-name="T11">s</text:span>ebuah aplikasi yang digunakan sebagai sistem monitoring kepuasan mahasiswa terhadap layanan akademik yang diberikan oleh BAAK.</text:p>
          </table:table-cell>
        </table:table-row>
        <table:table-row table:style-name="Table1.1">
          <table:table-cell table:style-name="Table1.A2" office:value-type="string">
            <text:p text:style-name="P4">5</text:p>
          </table:table-cell>
          <table:table-cell table:style-name="Table1.A2" office:value-type="string">
            <text:p text:style-name="P5">2021</text:p>
          </table:table-cell>
          <table:table-cell table:style-name="Table1.A2" office:value-type="string">
            <text:p text:style-name="P5">Vol. 5, No. 12, Desember 2021, hlm. 5486-5496</text:p>
          </table:table-cell>
          <table:table-cell table:style-name="Table1.A2" office:value-type="string">
            <text:p text:style-name="P5">Pengembangan Sistem Informasi Layanan Pengurusan Surat dan Pengaduan Aspirasi Warga Berbasis Web di Desa Pagerngumbuk</text:p>
          </table:table-cell>
          <table:table-cell table:style-name="Table1.A2" office:value-type="string">
            <text:p text:style-name="P5">Muchamad Khafido Ilzam, Adam Hendra Brata, Faizatul Amalia</text:p>
          </table:table-cell>
          <table:table-cell table:style-name="Table1.A2" office:value-type="string">
            <text:p text:style-name="P5">Bagaimana mengembangkan suatu sistem berbasis web yang dapat mengakomodasi masyarakat dalam penyampaian aspirasi/keluhan, pengurusan surat, dan penyampaian informasi desa yang <text:soft-page-break/>terintegrasi.</text:p>
          </table:table-cell>
          <table:table-cell table:style-name="Table1.A2" office:value-type="string">
            <text:p text:style-name="P5">Sistem dibangun menggunakan model Waterfall</text:p>
          </table:table-cell>
          <table:table-cell table:style-name="Table1.H2" office:value-type="string">
            <text:p text:style-name="P5">Menghasilkan sebuah aplikasi web.</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4.4717in" style:type="center"/>
          <style:tab-stop style:position="8.94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4.4717in" style:type="center"/>
          <style:tab-stop style:position="8.94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1.5701in" fo:margin-bottom="1.1799in" fo:margin-left="1.1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7-05T16:26:42.417570592</meta:creation-date>
    <dc:date>2022-07-06T10:01:08.219773608</dc:date>
    <meta:editing-duration>PT15M31S</meta:editing-duration>
    <meta:editing-cycles>4</meta:editing-cycles>
    <meta:generator>LibreOffice/7.3.4.2$Linux_X86_64 LibreOffice_project/728fec16bd5f605073805c3c9e7c4212a0120dc5</meta:generator>
    <meta:document-statistic meta:table-count="1" meta:image-count="0" meta:object-count="0" meta:page-count="4" meta:paragraph-count="54" meta:word-count="478" meta:character-count="3607" meta:non-whitespace-character-count="3177"/>
  </office:meta>
</office:document-meta>
</file>